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HIS IS THE TASK 4 FILE<text:s/></text:p>
      <text:p text:style-name="P2">INTERNSHIP ID : AB/WD/2540</text:p>
      <text:p text:style-name="Standard"><text:span text:style-name="T3">NAME : THISHIKA 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thik Skk</dc:creator>
    <meta:creation-date>2009-04-16T11:32:00Z</meta:creation-date>
    <dc:date>2025-02-10T14:45:00Z</dc:date>
    <meta:template xlink:href="Normal.dotm" xlink:type="simple"/>
    <meta:editing-cycles>3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" meta:character-count="69" meta:row-count="1" meta:non-whitespace-character-count="60"/>
  </office:meta>
</office:document-meta>
</file>